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span text:style-name="T1">Inicialmente, uma célula encontra-se vazia – estado E(a)4. Por inserção de uma valor x na célula, passa-se a um estado de célula preenchida E(b)5. A inserção de novos valores y iguais ao valor x presente na célula não alteram o estado E(b). Se forem retirados todos os valores da célula, passa-se ao estado E(a).</text:span></text:p>
      <text:p text:style-name="P2"><text:tab/>Se no estado E(b)6 um stakeholder Sj insere um valor y diferente de um valor x que se encontra na célula inserido por um outro stakeholder Si, passa-se a um estado de conflito T(n)7. Senão, mantém-se o estado E(b)8.</text:p>
      <text:p text:style-name="P2"><text:tab/>Para resolver o conflito é necessário que os stakeholders tomem uma atitude – Integrativa ou Distributiva.</text:p>
      <text:p text:style-name="P2"><text:tab/>Numa atitude integrativa ATITUDEINTE os stakeholders aumentam o intervalo de valores aceitáveis, ainda que com níveis de satisfação diferentes para cada valor do intervalo. Esta alteração provoca a passagem ao estado T(o) em que se verifica se existe um ponto de intersecção entre os novos intervalos de valores. Se existe (ponto de intersecção em que todos são a favor, ∀ A_FAVOR), passa-se ao estado T(p). Caso contrário (se existe pelo menos uma posição contra, ∃ CONTRA) retorna-se ao estado T(n).</text:p>
      <text:p text:style-name="P2"><text:tab/>No estado T(p), verifica-se se é possível o consenso entre stakeholders. Se todos concordarem no ponto de intersecção encontrado (∀ CONCORDO), passa-se ao estado de equilíbrio E(b). Caso exista alguém que discorde (∃ NÃO_CONCORDO), retorna-se ao estado T(n).</text:p>
      <text:p text:style-name="P2"><text:tab/>No entanto, num estado de conflito T(n), os stakeholders podem tomar uma atitude distributiva ATITUDEDIST. Uma atitude COMPETIÇÃO explícita por um stakeholder Si (COMPETIÇÃO(Si)) provoca a passagem ao estado T(x). No estado T(x) o stakeholder Si autor da atitude de competição tem a possibilidade de confirmar a sua atitude. Se pretender continuar (CONCORDO(Si)) passa ao estado T(p), onde o valor proposto <text:s text:c="4"/>por <text:s text:c="2"/>Si <text:s text:c="3"/>é <text:s/>sujeito <text:s text:c="2"/>a <text:s text:c="3"/>consenso. <text:s text:c="4"/>Se <text:s/>não <text:s text:c="3"/>pretende <text:s text:c="3"/>continuar (NÃO_CONCORDO(Si)) retorna-se ao estado T(n). O autor Si de COMPETIÇÃO(Si) não necessita de confirmar a sua opção no estado T(p).</text:p>
      <text:p text:style-name="P2"><text:tab/>Por <text:s text:c="3"/>outro <text:s text:c="2"/>lado, <text:s/>se <text:s text:c="2"/>um <text:s text:c="2"/>stakeholder <text:s text:c="2"/>Si <text:s text:c="2"/>tiver <text:s text:c="2"/>uma <text:s/>atitude <text:s text:c="2"/>INACCAODIST (INACCAODIST(Si)) a partir de T(n), passa-se ao estado T(z) tornando impossível a passagem ao estado T(p). A passagem ao processo de consenso T(p) é deste modo bloqueado, o que inviabiliza a possibilidade da obtenção de um valor para a célula enquanto se encontrar no estado T(z). Apenas o autor Si da atitude INACCAODIST tem a possibilidade de voltar a colocar a célula no estado T(o) – a partir de T(z) se o autor Si tiver uma atitude INACCAODIST (INACCAODIST(Si)) passa-se ao estado T(o) onde se verifica se existe um ponto de intersecção entre os intervalos de valores eventualmente criados por ATITUDEINTE em T(z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13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11-03T10:36:22</meta:creation-date>
    <dc:date>2010-11-03T11:13:37</dc:date>
    <meta:editing-cycles>4</meta:editing-cycles>
    <meta:editing-duration>PT3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480" meta:character-count="2721"/>
  </office:meta>
</office:document-meta>
</file>